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XVOMS is the core of the system</text:p>
      <text:list xml:id="list34275602" text:style-name="L1">
        <text:list-item>
          <text:p text:style-name="P1">facility of user and RCA registration</text:p>
        </text:list-item>
        <text:list-item>
          <text:p text:style-name="P1">user credential distribution</text:p>
        </text:list-item>
        <text:list-item>
          <text:p text:style-name="P1">Vo policy managelent</text:p>
        </text:list-item>
        <text:list-item>
          <text:p text:style-name="P1">RCA credential distributin</text:p>
        </text:list-item>
      </text:list>
      <text:p text:style-name="Standard"/>
      <text:p text:style-name="Standard">RCA: ressource certification </text:p>
      <text:p text:style-name="Standard"/>
      <text:p text:style-name="Standard">:</text:p>
      <text:p text:style-name="Standard">documents are in</text:p>
      <text:p text:style-name="Standard"/>
      <text:p text:style-name="Standard">WP3.5/D3.5.1/companion\D3</text:p>
      <text:p text:style-name="Standard"/>
      <text:p text:style-name="Standard"/>
      <text:p text:style-name="Standard"/>
      <text:p text:style-name="Standard">slide available in *</text:p>
      <text:p text:style-name="Standard"/>
      <text:p text:style-name="Standard">xtreemos-deliv/WP1.1/GTM/2009-03-Amsterdam</text:p>
      <text:p text:style-name="Standard"/>
      <text:p text:style-name="Standard">Xos 1.1 <text:s/>intermediate <text:s text:c="2"/>much simpler to install <text:s text:c="2"/>test April 3, <text:s text:c="2"/>public April 27</text:p>
      <text:p text:style-name="Standard"/>
      <text:p text:style-name="Standard">Xos 2.0 </text:p>
      <text:p text:style-name="Standard"/>
      <text:p text:style-name="Standard"/>
      <text:p text:style-name="Standard"/>
      <text:p text:style-name="Standard">EDF applcation have to be ready by april 8 and integrated by May 7</text:p>
      <text:p text:style-name="Standard"/>
      <text:p text:style-name="Standard"/>
      <text:p text:style-name="Standard">SDRS</text:p>
      <text:p text:style-name="Standard">DIXI</text:p>
      <text:p text:style-name="Standard">AEM <text:s/>/ application execution manag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24T17:59:05.75</dc:date>
    <dc:creator>sk sk</dc:creator>
    <meta:editing-duration>PT03H50M48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17" meta:word-count="75" meta:character-count="485"/>
    <meta:user-defined meta:name="Info 1"/>
    <meta:user-defined meta:name="Info 2"/>
    <meta:user-defined meta:name="Info 3"/>
    <meta:user-defined meta:name="Info 4"/>
  </office:meta>
</office:document-meta>
</file>